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margin-left="4in" fo:text-indent="0.5in">
        <style:tab-stops/>
      </style:paragraph-properties>
    </style:style>
    <style:style style:name="P16" style:parent-style-name="Normal" style:family="paragraph">
      <style:paragraph-properties fo:text-align="center"/>
      <style:text-properties fo:font-size="36pt" style:font-size-asian="36pt" style:font-size-complex="36pt"/>
    </style:style>
    <style:style style:name="P17" style:parent-style-name="Normal" style:family="paragraph">
      <style:paragraph-properties fo:text-align="center"/>
      <style:text-properties fo:font-size="36pt" style:font-size-asian="36pt" style:font-size-complex="36pt"/>
    </style:style>
    <style:style style:name="P18" style:parent-style-name="Normal" style:family="paragraph">
      <style:paragraph-properties fo:text-align="center"/>
      <style:text-properties fo:color="#000000" style:letter-kerning="true" style:text-position="1.9% 100%" fo:font-size="26pt" style:font-size-asian="26pt" style:font-size-complex="26pt" fo:language="en" fo:country="US"/>
    </style:style>
    <style:style style:name="P19" style:parent-style-name="Normal" style:family="paragraph">
      <style:paragraph-properties fo:text-align="center"/>
      <style:text-properties fo:color="#000000" style:letter-kerning="true" style:text-position="1.9% 100%" fo:font-size="26pt" style:font-size-asian="26pt" style:font-size-complex="26pt" fo:language="en" fo:country="US"/>
    </style:style>
    <style:style style:name="P20" style:parent-style-name="Normal" style:family="paragraph">
      <style:paragraph-properties fo:text-align="center"/>
      <style:text-properties fo:color="#000000" style:letter-kerning="true" style:text-position="1.9% 100%" fo:font-size="26pt" style:font-size-asian="26pt" style:font-size-complex="26pt" fo:language="en" fo:country="US"/>
    </style:style>
    <style:style style:name="P21" style:parent-style-name="Normal" style:family="paragraph">
      <style:paragraph-properties fo:text-align="center"/>
    </style:style>
    <style:style style:name="T22" style:parent-style-name="DefaultParagraphFont" style:family="text">
      <style:text-properties fo:color="#000000" style:letter-kerning="true" style:text-position="2.7% 100%" fo:font-size="18pt" style:font-size-asian="18pt" style:font-size-complex="18pt" fo:language="en" fo:country="US"/>
    </style:style>
    <style:style style:name="P23" style:parent-style-name="Normal" style:family="paragraph">
      <style:paragraph-properties fo:text-align="center"/>
      <style:text-properties fo:font-size="8pt" style:font-size-asian="8pt" style:font-size-complex="8pt"/>
    </style:style>
    <style:style style:name="P24" style:parent-style-name="Normal" style:family="paragraph">
      <style:paragraph-properties fo:break-before="page"/>
    </style:style>
    <style:style style:name="TableColumn26" style:family="table-column">
      <style:table-column-properties style:column-width="2.0583in"/>
    </style:style>
    <style:style style:name="TableColumn27" style:family="table-column">
      <style:table-column-properties style:column-width="8.3541in"/>
    </style:style>
    <style:style style:name="Table25" style:family="table">
      <style:table-properties style:width="10.4125in" fo:margin-left="-0.102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top="0.0416in" fo:margin-bottom="0.0416in"/>
    </style:style>
    <style:style style:name="T38" style:parent-style-name="DefaultParagraphFont" style:family="text">
      <style:text-properties style:font-name-complex="Arial" style:font-size-complex="12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top="0.0416in" fo:margin-bottom="0.0416in"/>
    </style:style>
    <style:style style:name="T44" style:parent-style-name="DefaultParagraphFont" style:family="text">
      <style:text-properties style:font-name-complex="Arial" style:font-size-complex="12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top="0.0416in" fo:margin-bottom="0.0416in"/>
    </style:style>
    <style:style style:name="T50" style:parent-style-name="DefaultParagraphFont" style:family="text">
      <style:text-properties style:font-name-complex="Arial" fo:color="#000000" style:font-size-complex="12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top="0.0416in" fo:margin-bottom="0.0416in"/>
      <style:text-properties style:font-name-complex="Arial" style:font-size-complex="12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top="0.0416in" fo:margin-bottom="0.0416in"/>
      <style:text-properties style:font-name-complex="Arial" style:font-size-complex="12p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top="0.0416in" fo:margin-bottom="0.0416in"/>
      <style:text-properties style:font-name-complex="Arial" style:font-size-complex="12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P6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top="0.0416in" fo:margin-bottom="0.0416in"/>
      <style:text-properties style:font-name-complex="Arial" style:font-size-complex="12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top="0.0416in" fo:margin-bottom="0.0416in"/>
      <style:text-properties style:font-name-complex="Arial" style:font-size-complex="12pt"/>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top="0.0416in" fo:margin-bottom="0.0416in"/>
      <style:text-properties style:font-name-complex="Arial" style:font-size-complex="12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top="0.0416in" fo:margin-bottom="0.0416in"/>
      <style:text-properties style:font-name-complex="Arial" style:font-size-complex="12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top="0.0416in" fo:margin-bottom="0.0416in"/>
      <style:text-properties style:font-name-complex="Arial" style:font-size-complex="12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top="0.0416in" fo:margin-bottom="0.0416in"/>
      <style:text-properties style:font-name-complex="Arial" style:font-size-complex="12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top="0.0416in" fo:margin-bottom="0.0416in"/>
      <style:text-properties style:font-name-complex="Arial" style:font-size-complex="12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top="0.0416in" fo:margin-bottom="0.0416in"/>
      <style:text-properties style:font-name-complex="Arial" style:font-size-complex="12p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top="0.0416in" fo:margin-bottom="0.0416in"/>
      <style:text-properties style:font-name-complex="Arial" style:font-size-complex="12pt"/>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top="0.0416in" fo:margin-bottom="0.0416in"/>
      <style:text-properties style:font-name-complex="Arial" style:font-size-complex="12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top="0.0416in" fo:margin-bottom="0.0416in"/>
      <style:text-properties style:font-name-complex="Arial" style:font-size-complex="12p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top="0.0416in" fo:margin-bottom="0.0416in"/>
      <style:text-properties style:font-name-complex="Arial" style:font-size-complex="12p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top="0.0416in" fo:margin-bottom="0.0416in"/>
      <style:text-properties style:font-name-complex="Arial" style:font-size-complex="12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top="0.0416in" fo:margin-bottom="0.0416in"/>
      <style:text-properties style:font-name-complex="Arial" style:font-size-complex="12pt"/>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style:font-name-complex="Arial" style:font-size-complex="12pt"/>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top="0.0416in" fo:margin-bottom="0.0416in"/>
      <style:text-properties style:font-name-complex="Arial" style:font-size-complex="12pt"/>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top="0.0416in" fo:margin-bottom="0.0416in"/>
      <style:text-properties style:font-name-complex="Arial" style:font-size-complex="12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top="0.0416in" fo:margin-bottom="0.0416in"/>
      <style:text-properties style:font-name-complex="Arial" style:font-size-complex="12p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0416in" fo:margin-bottom="0.0416in"/>
      <style:text-properties style:font-name-complex="Arial" style:font-size-complex="12pt"/>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style:font-name-complex="Arial"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top="0.0416in" fo:margin-bottom="0.0416in"/>
      <style:text-properties style:font-name-complex="Arial" style:font-size-complex="12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top="0.0416in" fo:margin-bottom="0.0416in"/>
      <style:text-properties style:font-name-complex="Arial" style:font-size-complex="12p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top="0.0416in" fo:margin-bottom="0.0416in"/>
      <style:text-properties style:font-name-complex="Arial" style:font-size-complex="12p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top="0.0416in" fo:margin-bottom="0.0416in"/>
      <style:text-properties style:font-name-complex="Arial" style:font-size-complex="12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top="0.0416in" fo:margin-bottom="0.0416in"/>
      <style:text-properties style:font-name-complex="Arial" style:font-size-complex="12p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top="0.0416in" fo:margin-bottom="0.0416in"/>
      <style:text-properties style:font-name-complex="Arial" style:font-size-complex="12p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top="0.0416in" fo:margin-bottom="0.0416in"/>
      <style:text-properties style:font-name-complex="Arial" style:font-size-complex="12p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style:font-name-complex="Arial" style:font-size-complex="12p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0416in" fo:margin-bottom="0.0416in"/>
      <style:text-properties style:font-name-complex="Arial" style:font-size-complex="12p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top="0.0416in" fo:margin-bottom="0.0416in"/>
      <style:text-properties style:font-name-complex="Arial" style:font-size-complex="12pt"/>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top="0.0416in" fo:margin-bottom="0.0416in"/>
      <style:text-properties style:font-name-complex="Arial" style:font-size-complex="12p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top="0.0416in" fo:margin-bottom="0.0416in"/>
      <style:text-properties style:font-name-complex="Arial" style:font-size-complex="12p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0416in" fo:margin-bottom="0.0416in"/>
      <style:text-properties style:font-name-complex="Arial" style:font-size-complex="12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top="0.0416in" fo:margin-bottom="0.0416in"/>
      <style:text-properties style:font-name-complex="Arial" style:font-size-complex="12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0416in" fo:margin-bottom="0.0416in"/>
      <style:text-properties style:font-name-complex="Arial" style:font-size-complex="12pt"/>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style:font-name-complex="Arial" style:font-size-complex="12pt"/>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0416in" fo:margin-bottom="0.0416in"/>
      <style:text-properties style:font-name-complex="Arial" style:font-size-complex="12pt"/>
    </style:style>
    <style:style style:name="TableRow252" style:family="table-row">
      <style:table-row-properties/>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top="0.0416in" fo:margin-bottom="0.0416in"/>
      <style:text-properties style:font-name-complex="Arial" style:font-size-complex="12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top="0.0416in" fo:margin-bottom="0.0416in"/>
      <style:text-properties style:font-name-complex="Arial" style:font-size-complex="12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top="0.0416in" fo:margin-bottom="0.0416in"/>
      <style:text-properties style:font-name-complex="Arial" style:font-size-complex="12pt"/>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top="0.0416in" fo:margin-bottom="0.0416in"/>
      <style:text-properties style:font-name-complex="Arial" style:font-size-complex="12p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style:font-name-complex="Arial" style:font-size-complex="12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top="0.0416in" fo:margin-bottom="0.0416in"/>
      <style:text-properties style:font-name-complex="Arial" style:font-size-complex="12pt"/>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top="0.0416in" fo:margin-bottom="0.0416in"/>
      <style:text-properties style:font-name-complex="Arial" style:font-size-complex="12pt"/>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top="0.0416in" fo:margin-bottom="0.0416in"/>
      <style:text-properties style:font-name-complex="Arial" style:font-size-complex="12pt"/>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top="0.0416in" fo:margin-bottom="0.0416in"/>
      <style:text-properties style:font-name-complex="Arial" style:font-size-complex="12pt"/>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top="0.0416in" fo:margin-bottom="0.0416in"/>
      <style:text-properties style:font-name-complex="Arial" style:font-size-complex="12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top="0.0416in" fo:margin-bottom="0.0416in"/>
      <style:text-properties style:font-name-complex="Arial" style:font-size-complex="12pt"/>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top="0.0416in" fo:margin-bottom="0.0416in"/>
      <style:text-properties style:font-name-complex="Arial" style:font-size-complex="12pt"/>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top="0.0416in" fo:margin-bottom="0.0416in"/>
      <style:text-properties style:font-name-complex="Arial" style:font-size-complex="12pt"/>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top="0.0416in" fo:margin-bottom="0.0416in"/>
      <style:text-properties style:font-name-complex="Arial" style:font-size-complex="12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style:font-name-complex="Arial" style:font-size-complex="12p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top="0.0416in" fo:margin-bottom="0.0416in"/>
      <style:text-properties style:font-name-complex="Arial" style:font-size-complex="12pt"/>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top="0.0416in" fo:margin-bottom="0.0416in"/>
      <style:text-properties style:font-name-complex="Arial" style:font-size-complex="12p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top="0.0416in" fo:margin-bottom="0.0416in"/>
      <style:text-properties style:font-name-complex="Arial" style:font-size-complex="12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top="0.0416in" fo:margin-bottom="0.0416in"/>
      <style:text-properties style:font-name-complex="Arial" style:font-size-complex="12p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top="0.0416in" fo:margin-bottom="0.0416in"/>
      <style:text-properties style:font-name-complex="Arial" style:font-size-complex="12pt"/>
    </style:style>
    <style:style style:name="TableRow352" style:family="table-row">
      <style:table-row-properties/>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top="0.0416in" fo:margin-bottom="0.0416in"/>
      <style:text-properties style:font-name-complex="Arial" style:font-size-complex="12pt"/>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top="0.0416in" fo:margin-bottom="0.0416in"/>
      <style:text-properties style:font-name-complex="Arial" style:font-size-complex="12pt"/>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style:font-name-complex="Arial" style:font-size-complex="12p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top="0.0416in" fo:margin-bottom="0.0416in"/>
      <style:text-properties style:font-name-complex="Arial" style:font-size-complex="12pt"/>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style:font-name-complex="Arial" style:font-size-complex="12pt"/>
    </style:style>
    <style:style style:name="TableRow377" style:family="table-row">
      <style:table-row-properties/>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top="0.0416in" fo:margin-bottom="0.0416in"/>
      <style:text-properties style:font-name-complex="Arial" style:font-size-complex="12p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top="0.0416in" fo:margin-bottom="0.0416in"/>
      <style:text-properties style:font-name-complex="Arial" style:font-size-complex="12pt"/>
    </style:style>
    <style:style style:name="TableRow387" style:family="table-row">
      <style:table-row-properties/>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top="0.0416in" fo:margin-bottom="0.0416in"/>
      <style:text-properties style:font-name-complex="Arial" style:font-size-complex="12pt"/>
    </style:style>
    <style:style style:name="TableRow392" style:family="table-row">
      <style:table-row-properties/>
    </style:style>
    <style:style style:name="TableCell393" style:family="table-cell">
      <style:table-cell-properties fo:border="0.0069in solid #000000" style:writing-mode="lr-tb" fo:padding-top="0in" fo:padding-left="0.075in" fo:padding-bottom="0in" fo:padding-right="0.075in"/>
    </style:style>
    <style:style style:name="P39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top="0.0416in" fo:margin-bottom="0.0416in"/>
      <style:text-properties style:font-name-complex="Arial" style:font-size-complex="12p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top="0.0416in" fo:margin-bottom="0.0416in"/>
      <style:text-properties style:font-name-complex="Arial" style:font-size-complex="12p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top="0.0416in" fo:margin-bottom="0.0416in"/>
      <style:text-properties style:font-name-complex="Arial" style:font-size-complex="12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top="0.0416in" fo:margin-bottom="0.0416in"/>
      <style:text-properties style:font-name-complex="Arial" style:font-size-complex="12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fo:margin-top="0.0416in" fo:margin-bottom="0.0416in"/>
      <style:text-properties style:font-name-complex="Arial" fo:font-weight="bold" style:font-weight-asian="bold" style:font-weight-complex="bold"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top="0.0416in" fo:margin-bottom="0.0416in"/>
      <style:text-properties style:font-name-complex="Arial" style:font-size-complex="12pt"/>
    </style:style>
    <style:style style:name="P417" style:parent-style-name="Normal" style:family="paragraph">
      <style:paragraph-properties fo:break-before="page" fo:margin-top="0in" fo:margin-bottom="0.1111in" fo:line-height="107%"/>
      <style:text-properties fo:font-style="italic" style:font-style-asian="italic" style:font-style-complex="italic"/>
    </style:style>
    <style:style style:name="P418" style:parent-style-name="Normal" style:family="paragraph">
      <style:text-properties fo:font-style="italic" style:font-style-asian="italic" style:font-style-complex="italic"/>
    </style:style>
    <style:style style:name="P419" style:parent-style-name="Normal" style:family="paragraph">
      <style:text-properties fo:font-style="italic" style:font-style-asian="italic" style:font-style-complex="italic"/>
    </style:style>
    <style:style style:name="T420" style:parent-style-name="DefaultParagraphFont" style:family="text">
      <style:text-properties fo:font-weight="bold" style:font-weight-asian="bold" style:font-weight-complex="bold"/>
    </style:style>
    <style:style style:name="T421" style:parent-style-name="DefaultParagraphFont" style:family="text">
      <style:text-properties fo:font-weight="bold" style:font-weight-asian="bold" style:font-weight-complex="bold"/>
    </style:style>
    <style:style style:name="T422" style:parent-style-name="Hyperlink" style:family="text">
      <style:text-properties fo:font-weight="bold" style:font-weight-asian="bold" style:font-weight-complex="bold"/>
    </style:style>
    <style:style style:name="T423" style:parent-style-name="Hyperlink" style:family="text">
      <style:text-properties fo:font-weight="bold" style:font-weight-asian="bold" style:font-weight-complex="bold"/>
    </style:style>
    <style:style style:name="T424" style:parent-style-name="DefaultParagraphFont" style:family="text">
      <style:text-properties fo:font-weight="bold" style:font-weight-asian="bold" style:font-weight-complex="bold"/>
    </style:style>
    <style:style style:name="T425" style:parent-style-name="Hyperlink" style:family="text">
      <style:text-properties fo:font-weight="bold" style:font-weight-asian="bold" style:font-weight-complex="bold"/>
    </style:style>
    <style:style style:name="T426" style:parent-style-name="Hyperlink" style:family="text">
      <style:text-properties fo:font-weight="bold" style:font-weight-asian="bold" style:font-weight-complex="bold"/>
    </style:style>
    <style:style style:name="T427" style:parent-style-name="DefaultParagraphFont" style:family="text">
      <style:text-properties fo:font-weight="bold" style:font-weight-asian="bold" style:font-weight-complex="bold"/>
    </style:style>
    <style:style style:name="T428" style:parent-style-name="DefaultParagraphFont" style:family="text">
      <style:text-properties fo:font-weight="bold" style:font-weight-asian="bold" style:font-weight-complex="bold"/>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fo:font-weight="bold" style:font-weight-asian="bold" style:font-weight-complex="bold"/>
    </style:style>
    <style:style style:name="T432" style:parent-style-name="DefaultParagraphFont" style:family="text">
      <style:text-properties fo:font-weight="bold" style:font-weight-asian="bold" style:font-weight-complex="bold"/>
    </style:style>
    <style:style style:name="P433" style:parent-style-name="Normal" style:family="paragraph">
      <style:text-properties fo:font-style="italic" style:font-style-asian="italic" style:font-style-complex="italic"/>
    </style:style>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weight="bold" style:font-weight-asian="bold" style:font-weight-complex="bold" fo:font-style="italic" style:font-style-asian="italic" style:font-style-complex="italic"/>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style="italic" style:font-style-asian="italic" style:font-style-complex="italic"/>
    </style:style>
    <style:style style:name="T438" style:parent-style-name="DefaultParagraphFont" style:family="text">
      <style:text-properties fo:font-style="italic" style:font-style-asian="italic" style:font-style-complex="italic"/>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style="italic" style:font-style-asian="italic" style:font-style-complex="italic"/>
    </style:style>
    <style:style style:name="T444" style:parent-style-name="DefaultParagraphFont" style:family="text">
      <style:text-properties fo:font-weight="bold" style:font-weight-asian="bold" style:font-weight-complex="bold"/>
    </style:style>
    <style:style style:name="T445" style:parent-style-name="DefaultParagraphFont" style:family="text">
      <style:text-properties fo:font-style="italic" style:font-style-asian="italic" style:font-style-complex="italic"/>
    </style:style>
    <style:style style:name="T446" style:parent-style-name="DefaultParagraphFont" style:family="text">
      <style:text-properties fo:font-weight="bold" style:font-weight-asian="bold" style:font-weight-complex="bold"/>
    </style:style>
    <style:style style:name="T447" style:parent-style-name="DefaultParagraphFont" style:family="text">
      <style:text-properties fo:font-style="italic" style:font-style-asian="italic" style:font-style-complex="italic"/>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style="italic" style:font-style-asian="italic" style:font-style-complex="italic"/>
    </style:style>
    <style:style style:name="T450" style:parent-style-name="DefaultParagraphFont" style:family="text">
      <style:text-properties fo:font-weight="bold" style:font-weight-asian="bold" style:font-weight-complex="bold"/>
    </style:style>
    <style:style style:name="P451" style:parent-style-name="Normal" style:family="paragraph">
      <style:text-properties fo:font-size="26pt" style:font-size-asian="26pt" style:font-size-complex="26pt"/>
    </style:style>
    <style:style style:name="TableColumn453" style:family="table-column">
      <style:table-column-properties style:column-width="1.9409in"/>
    </style:style>
    <style:style style:name="TableColumn454" style:family="table-column">
      <style:table-column-properties style:column-width="8.3694in"/>
    </style:style>
    <style:style style:name="Table452" style:family="table">
      <style:table-properties style:width="10.3104in" fo:margin-left="0in" table:align="left"/>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text-properties fo:font-weight="bold" style:font-weight-asian="bold" style:font-weight-complex="bold"/>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style:text-properties fo:font-weight="bold" style:font-weight-asian="bold" style:font-weight-complex="bold"/>
    </style:style>
    <style:style style:name="TableRow460"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style:style>
    <style:style style:name="T463" style:parent-style-name="DefaultParagraphFont" style:family="text">
      <style:text-properties style:font-name-complex="Arial" fo:font-weight="bold" style:font-weight-asian="bold" style:font-weight-complex="bold" fo:color="#000000"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text-properties style:font-size-complex="12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style:text-properties fo:font-weight="bold" style:font-weight-asian="bold" style:font-weight-complex="bold" style:font-size-complex="12pt"/>
    </style:style>
    <style:style style:name="TableCell469" style:family="table-cell">
      <style:table-cell-properties fo:border="0.0069in solid #000000" style:writing-mode="lr-tb" fo:padding-top="0in" fo:padding-left="0.075in" fo:padding-bottom="0in" fo:padding-right="0.075in"/>
    </style:style>
    <style:style style:name="T470" style:parent-style-name="DefaultParagraphFont" style:family="text">
      <style:text-properties style:font-name-complex="Arial" fo:color="#000000" style:font-size-complex="12pt"/>
    </style:style>
    <style:style style:name="P471" style:parent-style-name="Normal" style:family="paragraph">
      <style:paragraph-properties fo:text-align="center"/>
      <style:text-properties style:font-size-complex="12pt"/>
    </style:style>
    <style:style style:name="P472" style:parent-style-name="Normal" style:family="paragraph">
      <style:paragraph-properties fo:text-align="center"/>
    </style:style>
    <style:style style:name="T473" style:parent-style-name="DefaultParagraphFont" style:family="text">
      <style:text-properties style:font-size-complex="12pt"/>
    </style:style>
  </office:automatic-styles>
  <office:body>
    <office:text text:use-soft-page-breaks="true">
      <text:p text:style-name="P1"/>
      <text:p text:style-name="Normal"/>
      <text:p text:style-name="P16">SHALL Training Events 2012</text:p>
      <text:p text:style-name="P17"/>
      <text:p text:style-name="P18">Glossary of Terms and Definitions and short Bibliography</text:p>
      <text:p text:style-name="P19"/>
      <text:p text:style-name="P20"/>
      <text:p text:style-name="P21"><text:span text:style-name="T22">Calculating and Demonstrating Value of NHS Libraries and Information Services (LIS)</text:span></text:p>
      <text:p text:style-name="P23"/>
      <text:p text:style-name="Normal"/>
      <text:p text:style-name="P24"/>
      <table:table table:style-name="Table25">
        <table:table-columns>
          <table:table-column table:style-name="TableColumn26"/>
          <table:table-column table:style-name="TableColumn27"/>
        </table:table-columns>
        <table:table-row table:style-name="TableRow28">
          <table:table-cell table:style-name="TableCell29">
            <text:soft-page-break/>
            <text:p text:style-name="P30">Term</text:p>
          </table:table-cell>
          <table:table-cell table:style-name="TableCell31">
            <text:p text:style-name="P32">Definition</text:p>
          </table:table-cell>
        </table:table-row>
        <table:table-row table:style-name="TableRow33">
          <table:table-cell table:style-name="TableCell34">
            <text:p text:style-name="P35">Acknowledgement*</text:p>
          </table:table-cell>
          <table:table-cell table:style-name="TableCell36">
            <text:p text:style-name="P37"><text:span text:style-name="T38">A positive statement that recognises the contribution made (in this case by an LIS) to the work of the person or team to whom a service has been provided. Acknowledgements can be oral or written e.g. an acknowledgement in a report thanking the LIS for their contribution to the work</text:span></text:p>
          </table:table-cell>
        </table:table-row>
        <table:table-row table:style-name="TableRow39">
          <table:table-cell table:style-name="TableCell40">
            <text:p text:style-name="P41">Balanced Scorecard*</text:p>
          </table:table-cell>
          <table:table-cell table:style-name="TableCell42">
            <text:p text:style-name="P43"><text:span text:style-name="T44">A strategic performance management tool based on the development of four key indicators relevant to the delivery of an organisation’s vision and strategy. Each indicator is associated with targets so that the performance of the organisation and its functions over time can be assessed. The four common perspectives for indicators are financial, customer, internal business processes, and learning and growth. Indicators are often termed KPIs</text:span></text:p>
          </table:table-cell>
        </table:table-row>
        <table:table-row table:style-name="TableRow45">
          <table:table-cell table:style-name="TableCell46">
            <text:p text:style-name="P47">Baseline</text:p>
          </table:table-cell>
          <table:table-cell table:style-name="TableCell48">
            <text:p text:style-name="P49"><text:span text:style-name="T50">The characteristics of a current situation which can provide the starting point from which the impact of a change or improvement may be contrasted and assessed</text:span></text:p>
          </table:table-cell>
        </table:table-row>
        <table:table-row table:style-name="TableRow51">
          <table:table-cell table:style-name="TableCell52">
            <text:p text:style-name="P53">Benchmarking</text:p>
          </table:table-cell>
          <table:table-cell table:style-name="TableCell54">
            <text:p text:style-name="P55">The process of measuring the performance and qualities of a product, process or service and comparing these with industry standards and good practice/best-in-class organisations</text:p>
          </table:table-cell>
        </table:table-row>
        <table:table-row table:style-name="TableRow56">
          <table:table-cell table:style-name="TableCell57">
            <text:p text:style-name="P58">Benefits</text:p>
          </table:table-cell>
          <table:table-cell table:style-name="TableCell59">
            <text:p text:style-name="P60">The advantage/profit/improvement/usefulness obtained from something e.g. a service, a product. Benefits can be direct or indirect. A direct benefit is the impact evident as a service is used or delivered. An indirect benefit is a secondary or unplanned benefit which may arise elsewhere in an organisation i.e. benefiting someone other than the direct user.</text:p>
          </table:table-cell>
        </table:table-row>
        <table:table-row table:style-name="TableRow61">
          <table:table-cell table:style-name="TableCell62">
            <text:p text:style-name="P63">Benefits plan</text:p>
          </table:table-cell>
          <table:table-cell table:style-name="TableCell64">
            <text:p text:style-name="P65">A plan developed with a stakeholder or customer group which identifies the major benefits that an information service or product are expected/planned to deliver and how these will be measured. The plan often includes stretch targets to be achieved in a specific time period</text:p>
          </table:table-cell>
        </table:table-row>
        <table:table-row table:style-name="TableRow66">
          <table:table-cell table:style-name="TableCell67">
            <text:p text:style-name="P68">Bottom Line</text:p>
            <text:p text:style-name="P69"/>
          </table:table-cell>
          <table:table-cell table:style-name="TableCell70">
            <text:p text:style-name="P71">The bottom line is the profit (or loss) of a company. This is the net revenue - the amount made after expenses and taxes are paid. Out of this context the term is used to describe - the summary or result; the upshot; the final result or statement; the main or most essential point; being ruthlessly realistic or pragmatic</text:p>
          </table:table-cell>
        </table:table-row>
        <table:table-row table:style-name="TableRow72">
          <table:table-cell table:style-name="TableCell73">
            <text:p text:style-name="P74">Bottom Line</text:p>
          </table:table-cell>
          <table:table-cell table:style-name="TableCell75">
            <text:p text:style-name="P76">The bottom line is the profit (or loss) of a company. This is the net revenue - the amount made after expenses and taxes are paid. Out of this context the term is used to describe - the summary or result; the upshot; the final result or statement; the main or most essential point; being ruthlessly realistic or pragmatic</text:p>
          </table:table-cell>
        </table:table-row>
        <table:table-row table:style-name="TableRow77">
          <table:table-cell table:style-name="TableCell78">
            <text:p text:style-name="P79">Budgets</text:p>
          </table:table-cell>
          <table:table-cell table:style-name="TableCell80">
            <text:p text:style-name="P81">A financial plan listing all planned revenues and expenditure (the total sum of money allocated to spend on individual goods and services)</text:p>
          </table:table-cell>
        </table:table-row>
        <table:table-row table:style-name="TableRow82">
          <table:table-cell table:style-name="TableCell83">
            <text:p text:style-name="P84">Capability Assessments*</text:p>
          </table:table-cell>
          <table:table-cell table:style-name="TableCell85">
            <text:p text:style-name="P86">Organisational capability is an organisation’s collective ability to implement its business strategies successfully and depends partly on the skill, knowledge and experience of its workforce. A capability assessment establishes priorities for the development of human capital and is used to monitor progress on action plans</text:p>
          </table:table-cell>
        </table:table-row>
        <table:table-row table:style-name="TableRow87">
          <table:table-cell table:style-name="TableCell88">
            <text:p text:style-name="P89">Case Study*</text:p>
          </table:table-cell>
          <table:table-cell table:style-name="TableCell90">
            <text:p text:style-name="P91">A case study, in the context of demonstrating value, is a short account reviewing the benefit of an information service to the work of a customer. It demonstrates the value derived by the customer and its contribution to the organisation and is written jointly with the customer in a format that can readily be shared with others</text:p>
          </table:table-cell>
        </table:table-row>
        <table:table-row table:style-name="TableRow92">
          <table:table-cell table:style-name="TableCell93">
            <text:p text:style-name="P94">Cost Benefit Analysis*</text:p>
          </table:table-cell>
          <table:table-cell table:style-name="TableCell95">
            <text:p text:style-name="P96">Cost benefit analysis is a term that refers both to: •helping to appraise, or assess, the case for a project, programme or policy proposal; •an approach to making economic decisions of any kind. For both the process involves, explicitly or implicitly, weighing the total expected costs against the total expected benefits of one or more actions in order to choose the best or most profitable option</text:p>
          </table:table-cell>
        </table:table-row>
        <table:table-row table:style-name="TableRow97">
          <table:table-cell table:style-name="TableCell98">
            <text:p text:style-name="P99">Cost-effectiveness*</text:p>
          </table:table-cell>
          <table:table-cell table:style-name="TableCell100">
            <text:p text:style-name="P101">Is the relationship between the financial inputs (e.g. marketing expenditure) and the outcome or desired outcome ( e.g. increase in sales)</text:p>
          </table:table-cell>
        </table:table-row>
        <table:table-row table:style-name="TableRow102">
          <table:table-cell table:style-name="TableCell103">
            <text:p text:style-name="P104">Cost-efficiency*</text:p>
          </table:table-cell>
          <table:table-cell table:style-name="TableCell105">
            <text:p text:style-name="P106">Refers to the relationship between the costs of the resources associated with the provision of goods and services and the delivery and use of these goods and service in the most efficient way. Often expressed in terms of being at the lowest cost and the positive variance as efficiency savings</text:p>
          </table:table-cell>
        </table:table-row>
        <table:table-row table:style-name="TableRow107">
          <table:table-cell table:style-name="TableCell108">
            <text:p text:style-name="P109">Costings</text:p>
          </table:table-cell>
          <table:table-cell table:style-name="TableCell110">
            <text:p text:style-name="P111">The individual costs (time and resources) associated with the creation, production, delivery and after delivery service/support of a commodity. Costings may be fixed or variable and the total costings associated with an specific LIS service could be thought of as the purchase price of that service</text:p>
          </table:table-cell>
        </table:table-row>
        <table:table-row table:style-name="TableRow112">
          <table:table-cell table:style-name="TableCell113">
            <text:p text:style-name="P114">Cost Savings*</text:p>
          </table:table-cell>
          <table:table-cell table:style-name="TableCell115">
            <text:p text:style-name="P116">Savings (time and resources) resulting from decisions or actions that lowers the cost of a commodity or service from its historical or projected cost baseline. The cessation of a commodity or service also results in a<text:s/><text:soft-page-break/>reduction of expenditure. Elements of the cost savings made from this type of reduction in expenditure could be described as a ‘one-off’ savings</text:p>
          </table:table-cell>
        </table:table-row>
        <table:table-row table:style-name="TableRow117">
          <table:table-cell table:style-name="TableCell118">
            <text:p text:style-name="P119">Critical Incident Technique*</text:p>
          </table:table-cell>
          <table:table-cell table:style-name="TableCell120">
            <text:p text:style-name="P121">A technique used to gather direct observations of human behaviour that have a critical significance (either a positive or negative contribution) to an activity. Typically gathered by asking the respondent to tell a story about the experience they have had e.g. a recent use of information supplied by LIS</text:p>
          </table:table-cell>
        </table:table-row>
        <table:table-row table:style-name="TableRow122">
          <table:table-cell table:style-name="TableCell123">
            <text:p text:style-name="P124">Customer</text:p>
          </table:table-cell>
          <table:table-cell table:style-name="TableCell125">
            <text:p text:style-name="P126">The existing and potential (including those hard to reach) users of the service and/or product</text:p>
          </table:table-cell>
        </table:table-row>
        <table:table-row table:style-name="TableRow127">
          <table:table-cell table:style-name="TableCell128">
            <text:p text:style-name="P129">Customer Capital*</text:p>
          </table:table-cell>
          <table:table-cell table:style-name="TableCell130">
            <text:p text:style-name="P131">The value of an organisation's relationships with its customers</text:p>
          </table:table-cell>
        </table:table-row>
        <table:table-row table:style-name="TableRow132">
          <table:table-cell table:style-name="TableCell133">
            <text:p text:style-name="P134">Customer Satisfaction</text:p>
          </table:table-cell>
          <table:table-cell table:style-name="TableCell135">
            <text:p text:style-name="P136">A measure of how the products and services provided by an organisation or function within an organisation meet or surpass customer (internal and external) expectation</text:p>
          </table:table-cell>
        </table:table-row>
        <table:table-row table:style-name="TableRow137">
          <table:table-cell table:style-name="TableCell138">
            <text:p text:style-name="P139">Customer Surveys*</text:p>
          </table:table-cell>
          <table:table-cell table:style-name="TableCell140">
            <text:p text:style-name="P141">A customer survey seeks to determine the views of a customer population (or a customer segment) on an existing product or service or their needs and expectations of new or planned products and services. A survey can be carried out through questionnaire, structured interview (face to face or by phone), or focus group</text:p>
          </table:table-cell>
        </table:table-row>
        <table:table-row table:style-name="TableRow142">
          <table:table-cell table:style-name="TableCell143">
            <text:p text:style-name="P144">Data Sets</text:p>
          </table:table-cell>
          <table:table-cell table:style-name="TableCell145">
            <text:p text:style-name="P146">A named collection of related data</text:p>
          </table:table-cell>
        </table:table-row>
        <table:table-row table:style-name="TableRow147">
          <table:table-cell table:style-name="TableCell148">
            <text:p text:style-name="P149">Evidence Base</text:p>
          </table:table-cell>
          <table:table-cell table:style-name="TableCell150">
            <text:p text:style-name="P151">A resource that contains the best possible information and knowledge which has been rigorously developed, critically appraised, and organised to provide evidence for objective decision making</text:p>
          </table:table-cell>
        </table:table-row>
        <table:table-row table:style-name="TableRow152">
          <table:table-cell table:style-name="TableCell153">
            <text:p text:style-name="P154">Evidence Based Decision Making</text:p>
          </table:table-cell>
          <table:table-cell table:style-name="TableCell155">
            <text:p text:style-name="P156">Evidence-based decision making aims to apply the best available evidence to decision making. For evidence-based medicine this will have been gained from the scientific method for medical decision making. This seeks to assess the quality of evidence of the risks and benefits of treatments (including lack of treatment)</text:p>
          </table:table-cell>
        </table:table-row>
        <table:table-row table:style-name="TableRow157">
          <table:table-cell table:style-name="TableCell158">
            <text:p text:style-name="P159">Follow-up Forms*</text:p>
          </table:table-cell>
          <table:table-cell table:style-name="TableCell160">
            <text:p text:style-name="P161">A form that is provided with a supplied service (e.g. a search report or a document supplied ) to ascertain the customer’s satisfaction (or otherwise) with the service. Follow-up forms can be provided each time a service is supplied but are normally used to sample customer views for a short period. The form will request feedback on service quality e.g. relevance and timeliness and may ask the customer to indicate the impact of the service on aspects of their work</text:p>
          </table:table-cell>
        </table:table-row>
        <table:table-row table:style-name="TableRow162">
          <table:table-cell table:style-name="TableCell163">
            <text:p text:style-name="P164">Formal Agreement</text:p>
          </table:table-cell>
          <table:table-cell table:style-name="TableCell165">
            <text:p text:style-name="P166">An agreement between two or more parties, especially one that is written and enforceable by law</text:p>
          </table:table-cell>
        </table:table-row>
        <table:table-row table:style-name="TableRow167">
          <table:table-cell table:style-name="TableCell168">
            <text:p text:style-name="P169">Human Capital*</text:p>
          </table:table-cell>
          <table:table-cell table:style-name="TableCell170">
            <text:p text:style-name="P171">A economic measure of the value or worth of the skills, knowledge and experiences of employees. The value (or stock) of an organisation’s Human Capital can be increased through training and education</text:p>
          </table:table-cell>
        </table:table-row>
        <table:table-row table:style-name="TableRow172">
          <table:table-cell table:style-name="TableCell173">
            <text:p text:style-name="P174">Impact</text:p>
          </table:table-cell>
          <table:table-cell table:style-name="TableCell175">
            <text:p text:style-name="P176">The effect or impression or influence of one thing on another; the power of an event or an idea to produce change, alter the recipient</text:p>
          </table:table-cell>
        </table:table-row>
        <table:table-row table:style-name="TableRow177">
          <table:table-cell table:style-name="TableCell178">
            <text:p text:style-name="P179">Impact Analysis*</text:p>
          </table:table-cell>
          <table:table-cell table:style-name="TableCell180">
            <text:p text:style-name="P181">The assessment of the consequences (the changes) that occur from the use or application of a product or service</text:p>
          </table:table-cell>
        </table:table-row>
        <table:table-row table:style-name="TableRow182">
          <table:table-cell table:style-name="TableCell183">
            <text:p text:style-name="P184">Indicator</text:p>
          </table:table-cell>
          <table:table-cell table:style-name="TableCell185">
            <text:p text:style-name="P186">An indicator can be defined as something that helps us to understand where we are, where we are going and how far we are from the goal. Therefore it can be a sign, a number, a graphic and so on, derived from observed facts. It must be a clue, a symptom, a pointer to something that is changing</text:p>
          </table:table-cell>
        </table:table-row>
        <table:table-row table:style-name="TableRow187">
          <table:table-cell table:style-name="TableCell188">
            <text:p text:style-name="P189">Innovation</text:p>
          </table:table-cell>
          <table:table-cell table:style-name="TableCell190">
            <text:p text:style-name="P191">The process by which new ways (methods) of doing things are brought about; new products or services created; or new ideas translated into improvements in existing products or services</text:p>
          </table:table-cell>
        </table:table-row>
        <table:table-row table:style-name="TableRow192">
          <table:table-cell table:style-name="TableCell193">
            <text:p text:style-name="P194">Innovation Capital*</text:p>
          </table:table-cell>
          <table:table-cell table:style-name="TableCell195">
            <text:p text:style-name="P196">The capability of an organisation to renew or refresh itself and the value assigned to its ability to generate new ideas and convert these into products and services</text:p>
          </table:table-cell>
        </table:table-row>
        <table:table-row table:style-name="TableRow197">
          <table:table-cell table:style-name="TableCell198">
            <text:p text:style-name="P199">Input</text:p>
          </table:table-cell>
          <table:table-cell table:style-name="TableCell200">
            <text:p text:style-name="P201">Something put into a system or process or expended in its operation to achieve an output or a result e.g. the resources required to deliver a service</text:p>
          </table:table-cell>
        </table:table-row>
        <table:table-row table:style-name="TableRow202">
          <table:table-cell table:style-name="TableCell203">
            <text:p text:style-name="P204">Intangible Asset</text:p>
          </table:table-cell>
          <table:table-cell table:style-name="TableCell205">
            <text:p text:style-name="P206">Long-term resources of an entity which have no physical existence but which can add to its future worth. Examples include reputation, brand and name recognition and intellectual property such as knowledge and know-how</text:p>
          </table:table-cell>
        </table:table-row>
        <table:table-row table:style-name="TableRow207">
          <table:table-cell table:style-name="TableCell208">
            <text:p text:style-name="P209">Intangible Value</text:p>
          </table:table-cell>
          <table:table-cell table:style-name="TableCell210">
            <text:p text:style-name="P211">Value that cannot be seen or touched e.g. goodwill. Sometimes described as residual value, i.e. the value remaining (in an organisation, product or service) after net tangible assets are deducted</text:p>
          </table:table-cell>
        </table:table-row>
        <table:table-row table:style-name="TableRow212">
          <table:table-cell table:style-name="TableCell213">
            <text:p text:style-name="P214">Intellectual Capital (IC)</text:p>
          </table:table-cell>
          <table:table-cell table:style-name="TableCell215">
            <text:p text:style-name="P216">The collective knowledge (tacit and explicit) that determines the value and competitiveness of an organisation. It includes: structural capital; social (human) capital; customer capital</text:p>
          </table:table-cell>
        </table:table-row>
        <table:table-row table:style-name="TableRow217">
          <table:table-cell table:style-name="TableCell218">
            <text:p text:style-name="P219">Interviews*</text:p>
          </table:table-cell>
          <table:table-cell table:style-name="TableCell220">
            <text:p text:style-name="P221">Conversations between two or more people where questions (open and closed) are asked by the interviewer to illicit a response/feedback/answer from the interviewee</text:p>
          </table:table-cell>
        </table:table-row>
        <table:table-row table:style-name="TableRow222">
          <table:table-cell table:style-name="TableCell223">
            <text:p text:style-name="P224">Key Performance Indicator (KPI)*</text:p>
          </table:table-cell>
          <table:table-cell table:style-name="TableCell225">
            <text:p text:style-name="P226">The quantifiable measures for the critical goals or targets set by an entity e.g. an organisation to measure their performance against their strategic or operational plan. The KPIs can be used to track the progress in achieving these important goals. They can be financial or operational and can be applied at other levels in the organisation e.g. for projects and services</text:p>
          </table:table-cell>
        </table:table-row>
        <table:table-row table:style-name="TableRow227">
          <table:table-cell table:style-name="TableCell228">
            <text:p text:style-name="P229">Metric</text:p>
          </table:table-cell>
          <table:table-cell table:style-name="TableCell230">
            <text:p text:style-name="P231">A metric defines the quantitative measurement (or an approximate approach for qualitative phenomena) and the data to be tracked to assess performance levels e.g. progress towards a goal. The metric may consist of more than one data element. The metric needs to be understandable by its audience</text:p>
          </table:table-cell>
        </table:table-row>
        <table:table-row table:style-name="TableRow232">
          <table:table-cell table:style-name="TableCell233">
            <text:p text:style-name="P234">Monetise</text:p>
          </table:table-cell>
          <table:table-cell table:style-name="TableCell235">
            <text:p text:style-name="P236">An economic term used to describe the process or act of converting a product, service or resource into currency/money. When calculating and demonstrating the value of LIS the term is used to describe the conversion of value (direct and indirect) into financial terms</text:p>
          </table:table-cell>
        </table:table-row>
        <table:table-row table:style-name="TableRow237">
          <table:table-cell table:style-name="TableCell238">
            <text:p text:style-name="P239">Organisational Champion</text:p>
          </table:table-cell>
          <table:table-cell table:style-name="TableCell240">
            <text:p text:style-name="P241">Senior person prepared to act as an owner of all or a specific information service on behalf of the organisation or a significant customer segment. They may not use services themselves but will understand their potential and real value and be prepared to promote this to the organisation</text:p>
          </table:table-cell>
        </table:table-row>
        <table:table-row table:style-name="TableRow242">
          <table:table-cell table:style-name="TableCell243">
            <text:p text:style-name="P244">Outcome</text:p>
          </table:table-cell>
          <table:table-cell table:style-name="TableCell245">
            <text:p text:style-name="P246">The end result from an action - its consequence e.g. the change produced in the recipient by receiving information</text:p>
          </table:table-cell>
        </table:table-row>
        <table:table-row table:style-name="TableRow247">
          <table:table-cell table:style-name="TableCell248">
            <text:p text:style-name="P249">Output</text:p>
          </table:table-cell>
          <table:table-cell table:style-name="TableCell250">
            <text:p text:style-name="P251">The end product or quantity (of a product or service) that is produced. The result (things completed/amount of work done) at the end of a process</text:p>
          </table:table-cell>
        </table:table-row>
        <table:table-row table:style-name="TableRow252">
          <table:table-cell table:style-name="TableCell253">
            <text:p text:style-name="P254">People Competency and Development</text:p>
          </table:table-cell>
          <table:table-cell table:style-name="TableCell255">
            <text:p text:style-name="P256">A potential performance indicator for services and activities that are provided with the aim of increasing the competencies and skills of individual knowledge workers and therefore the intellectual capital of the organisation as a whole</text:p>
          </table:table-cell>
        </table:table-row>
        <table:table-row table:style-name="TableRow257">
          <table:table-cell table:style-name="TableCell258">
            <text:p text:style-name="P259">Performance Against Targets*</text:p>
          </table:table-cell>
          <table:table-cell table:style-name="TableCell260">
            <text:p text:style-name="P261">The measurement and assessment of performance (achievement, actions and results) against targets (the agreed goals, aims and ambitions) of an organisation, function, product or service</text:p>
          </table:table-cell>
        </table:table-row>
        <table:table-row table:style-name="TableRow262">
          <table:table-cell table:style-name="TableCell263">
            <text:p text:style-name="P264">Process</text:p>
          </table:table-cell>
          <table:table-cell table:style-name="TableCell265">
            <text:p text:style-name="P266">A sequence of interdependent and linked actions or activities (sometimes evidenced in steps or stages) that, when completed, transform inputs into outputs or outcomes</text:p>
          </table:table-cell>
        </table:table-row>
        <table:table-row table:style-name="TableRow267">
          <table:table-cell table:style-name="TableCell268">
            <text:p text:style-name="P269">Process Improvement*</text:p>
          </table:table-cell>
          <table:table-cell table:style-name="TableCell270">
            <text:p text:style-name="P271">The proactive task of monitoring and reviewing a process and its key steps/stages to identify improvements and changes (efficiencies and effectiveness) that, when implemented, will result in better outputs or outcomes and improved performance</text:p>
          </table:table-cell>
        </table:table-row>
        <table:table-row table:style-name="TableRow272">
          <table:table-cell table:style-name="TableCell273">
            <text:p text:style-name="P274">Productivity Levels*</text:p>
          </table:table-cell>
          <table:table-cell table:style-name="TableCell275">
            <text:p text:style-name="P276">The rate or level at which products and services are produced/provided (outputs) shown in relation to the amount of energy, materials, time and cost of the labour (inputs) used. Increases in productivity levels can be achieved by decreasing inputs; by increasing outputs; or by increasing outputs faster than any increase in inputs</text:p>
          </table:table-cell>
        </table:table-row>
        <table:table-row table:style-name="TableRow277">
          <table:table-cell table:style-name="TableCell278">
            <text:p text:style-name="P279">Quality Compliance</text:p>
          </table:table-cell>
          <table:table-cell table:style-name="TableCell280">
            <text:p text:style-name="P281">The act of complying with a recognised or approved Standard or Regulation governing the quality of a product or service. The assessment of production against the relevant quality standard is often completed by a Quality Control or Quality Assurance function</text:p>
          </table:table-cell>
        </table:table-row>
        <table:table-row table:style-name="TableRow282">
          <table:table-cell table:style-name="TableCell283">
            <text:p text:style-name="P284">Quality Indicators*</text:p>
          </table:table-cell>
          <table:table-cell table:style-name="TableCell285">
            <text:p text:style-name="P286">Indicators (see Indicator in this Glossary) specifically designed to highlight the changes (positive or negative) in the quality (against pre-agreed standards) of a product or service</text:p>
          </table:table-cell>
        </table:table-row>
        <table:table-row table:style-name="TableRow287">
          <table:table-cell table:style-name="TableCell288">
            <text:p text:style-name="P289">Recommendations*</text:p>
          </table:table-cell>
          <table:table-cell table:style-name="TableCell290">
            <text:p text:style-name="P291">The positive views and thoughts of stakeholders and customers of products and services and their willingness to recommend these (be advocates of the organisation, product or service) to others based on their user experience</text:p>
          </table:table-cell>
        </table:table-row>
        <table:table-row table:style-name="TableRow292">
          <table:table-cell table:style-name="TableCell293">
            <text:p text:style-name="P294">Relationship Capital</text:p>
          </table:table-cell>
          <table:table-cell table:style-name="TableCell295">
            <text:p text:style-name="P296">The value assigned to an organisation’s, function’s or individual’s contacts and networks that can support or enable the achievement of aims and objectives. Level and quality of relationships can be defined as e.g. close; far; strong; weak; internal; external</text:p>
          </table:table-cell>
        </table:table-row>
        <table:table-row table:style-name="TableRow297">
          <table:table-cell table:style-name="TableCell298">
            <text:p text:style-name="P299">Return on Investment (ROI)*</text:p>
          </table:table-cell>
          <table:table-cell table:style-name="TableCell300">
            <text:p text:style-name="P301">A form of cost benefit analysis. The money gained or returned on an investment over a defined time period compared with the initial value of the investment. To calculate an ROI for services and projects, resources invested and benefits must be translated into financial equivalents</text:p>
          </table:table-cell>
        </table:table-row>
        <table:table-row table:style-name="TableRow302">
          <table:table-cell table:style-name="TableCell303">
            <text:p text:style-name="P304">Risk Avoidance</text:p>
          </table:table-cell>
          <table:table-cell table:style-name="TableCell305">
            <text:p text:style-name="P306">The proactive planning and execution of activities to avoid or mitigate risks identified from a risk assessment. Organisational risks are often evidenced and managed via a Risk Register</text:p>
          </table:table-cell>
        </table:table-row>
        <table:table-row table:style-name="TableRow307">
          <table:table-cell table:style-name="TableCell308">
            <text:p text:style-name="P309">Risk Register* Reviews</text:p>
          </table:table-cell>
          <table:table-cell table:style-name="TableCell310">
            <text:p text:style-name="P311">Organisational risks are often identified, assessed, evidenced and managed via a Risk Register process and associated documentation. Regular reviews can be used by LIS to make the link between services provided and the impact on risk avoidance and mitigation</text:p>
          </table:table-cell>
        </table:table-row>
        <table:table-row table:style-name="TableRow312">
          <table:table-cell table:style-name="TableCell313">
            <text:p text:style-name="P314">RonI (projects)</text:p>
          </table:table-cell>
          <table:table-cell table:style-name="TableCell315">
            <text:p text:style-name="P316">An abbreviation for an Return on Investment approach being used by NHS South Central to describe the calculation of ROI for innovation and improvement projects. The RonI tool aims at encouraging its users to think how their change project may impact across the health economy. The process asks for the national target to which the project will contribute, the main outcome, the impact, and the reach of the benefit. Implementation costs, service costs and costed benefits then produce the RonI</text:p>
          </table:table-cell>
        </table:table-row>
        <table:table-row table:style-name="TableRow317">
          <table:table-cell table:style-name="TableCell318">
            <text:p text:style-name="P319">Service Level Agreement (SLA)*</text:p>
          </table:table-cell>
          <table:table-cell table:style-name="TableCell320">
            <text:p text:style-name="P321">A service level agreement (frequently abbreviated as SLA) is a service contract agreed between the supplier and customer where the service to be provided is formally defined in terms of the nature, quality scope and performance criteria of the service to be provided</text:p>
          </table:table-cell>
        </table:table-row>
        <table:table-row table:style-name="TableRow322">
          <table:table-cell table:style-name="TableCell323">
            <text:p text:style-name="P324">Social Capital</text:p>
          </table:table-cell>
          <table:table-cell table:style-name="TableCell325">
            <text:p text:style-name="P326">Or human capital - the knowledge, skills, competencies, attitudes and loyalties of people in an organisation which move from the organisation as people leave</text:p>
          </table:table-cell>
        </table:table-row>
        <table:table-row table:style-name="TableRow327">
          <table:table-cell table:style-name="TableCell328">
            <text:p text:style-name="P329">Stakeholder</text:p>
          </table:table-cell>
          <table:table-cell table:style-name="TableCell330">
            <text:p text:style-name="P331">A person, group or organisation that has a direct or indirect stake in an organisation because it can affect or be affected by the organisation’s actions, objectives or policies, e.g. the funder and customer of the service</text:p>
          </table:table-cell>
        </table:table-row>
        <table:table-row table:style-name="TableRow332">
          <table:table-cell table:style-name="TableCell333">
            <text:p text:style-name="P334">Stakeholder Engagement*</text:p>
          </table:table-cell>
          <table:table-cell table:style-name="TableCell335">
            <text:p text:style-name="P336">Stakeholder engagement, in the context of an LIS, is the process by which it engages internally with users of its products and services and with those non-users who can influence them. Stakeholder engagement provides opportunities to further align business practices with user needs and expectations. An LIS will also undertake stakeholder engagement with external parties e.g. suppliers and other organisations. Buy-in is essential for success</text:p>
          </table:table-cell>
        </table:table-row>
        <table:table-row table:style-name="TableRow337">
          <table:table-cell table:style-name="TableCell338">
            <text:p text:style-name="P339">Stories</text:p>
          </table:table-cell>
          <table:table-cell table:style-name="TableCell340">
            <text:p text:style-name="P341">An account, anecdote or message of an event or activity. Stories or narratives can be relayed to others using story telling techniques - using imagery, characters and a specific style which includes a sense of completeness. Stories can be used as powerful advocates and influencers</text:p>
          </table:table-cell>
        </table:table-row>
        <table:table-row table:style-name="TableRow342">
          <table:table-cell table:style-name="TableCell343">
            <text:p text:style-name="P344">Story Capture*</text:p>
          </table:table-cell>
          <table:table-cell table:style-name="TableCell345">
            <text:p text:style-name="P346">Stories provide powerful demonstrations of value and benefit that can create a significant impact within an organisation e.g. to catalyse change. Several story (narrative) capture techniques are available. Anecdote<text:s/><text:soft-page-break/>circles are a technique used in groups to establish people’s views about a topic by listening to their stories of their own experience</text:p>
          </table:table-cell>
        </table:table-row>
        <table:table-row table:style-name="TableRow347">
          <table:table-cell table:style-name="TableCell348">
            <text:p text:style-name="P349">Structural (asset) Capital</text:p>
          </table:table-cell>
          <table:table-cell table:style-name="TableCell350">
            <text:p text:style-name="P351">The structures, processes, information systems, knowledge bases, designs, patents, that remain when employees leave an organisation</text:p>
          </table:table-cell>
        </table:table-row>
        <table:table-row table:style-name="TableRow352">
          <table:table-cell table:style-name="TableCell353">
            <text:p text:style-name="P354">Surveys/Questionnaires</text:p>
          </table:table-cell>
          <table:table-cell table:style-name="TableCell355">
            <text:p text:style-name="P356">Surveys are the study (often detailed) of a market or group of customers/stakeholders to gather data and information on attitudes, usage (of products and services), satisfaction level and opinions. Questionnaires are a research or survey instrument consisting of a number of questions posed to customers/stakeholders. The results (feedback) is then analysed, results published and action taken to address the feedback</text:p>
          </table:table-cell>
        </table:table-row>
        <table:table-row table:style-name="TableRow357">
          <table:table-cell table:style-name="TableCell358">
            <text:p text:style-name="P359">Tangible Value</text:p>
          </table:table-cell>
          <table:table-cell table:style-name="TableCell360">
            <text:p text:style-name="P361">A value of an organisation (e.g. its book value), product or service that can be clearly evidenced (e.g. physical assets) and monetised. Tangible value is more easily described in quantitative (e.g. quantity) terms, rather than in qualitative terms (e.g. qualities)</text:p>
          </table:table-cell>
        </table:table-row>
        <table:table-row table:style-name="TableRow362">
          <table:table-cell table:style-name="TableCell363">
            <text:p text:style-name="P364">Targets</text:p>
          </table:table-cell>
          <table:table-cell table:style-name="TableCell365">
            <text:p text:style-name="P366">Objectives and goals. Sometimes described in SMART target terms, e.g. Specific/Stretching; Measurable/Meaningful; Achievable/Action-oriented; Relevant/Results-oriented; Tangible/Timely</text:p>
          </table:table-cell>
        </table:table-row>
        <table:table-row table:style-name="TableRow367">
          <table:table-cell table:style-name="TableCell368">
            <text:p text:style-name="P369">Transactional Metrics</text:p>
          </table:table-cell>
          <table:table-cell table:style-name="TableCell370">
            <text:p text:style-name="P371">The measurements of the individual uses/outputs for each service provided over a specific time period, often annual. These can be tracked to assess demand trends, to assess achievement of a goal, or to report performance against a service level agreement</text:p>
          </table:table-cell>
        </table:table-row>
        <table:table-row table:style-name="TableRow372">
          <table:table-cell table:style-name="TableCell373">
            <text:p text:style-name="P374">Trends and Trend Monitoring*</text:p>
          </table:table-cell>
          <table:table-cell table:style-name="TableCell375">
            <text:p text:style-name="P376">A trend is a pattern or movement of the gradual change of a product, service or process over time, often represented as a series of data points on a graph. Monitoring trends in elements of an LIS can provide indicators of value. Service productivity trends will identify whether the cost efficiency that service is increasing or decreasing. The usage trends for services do not necessarily indicate their value</text:p>
          </table:table-cell>
        </table:table-row>
        <table:table-row table:style-name="TableRow377">
          <table:table-cell table:style-name="TableCell378">
            <text:p text:style-name="P379">User</text:p>
          </table:table-cell>
          <table:table-cell table:style-name="TableCell380">
            <text:p text:style-name="P381">A person who actually using a service or product directly</text:p>
          </table:table-cell>
        </table:table-row>
        <table:table-row table:style-name="TableRow382">
          <table:table-cell table:style-name="TableCell383">
            <text:p text:style-name="P384">User (Customer) Segmentation*</text:p>
          </table:table-cell>
          <table:table-cell table:style-name="TableCell385">
            <text:p text:style-name="P386">The process of splitting/segmenting users/customers into discrete groups/categories that share similar characteristics; these characteristics can be demographic or, for an LIS, based on the nature of users’ information attributes/levels of interest/comparable (subjects and types of services). Segmenting users can be used to prioritise user segments, for service design, and assessing value. Together the segments represent the complete mix of audiences for services and products</text:p>
          </table:table-cell>
        </table:table-row>
        <table:table-row table:style-name="TableRow387">
          <table:table-cell table:style-name="TableCell388">
            <text:p text:style-name="P389">Value</text:p>
          </table:table-cell>
          <table:table-cell table:style-name="TableCell390">
            <text:p text:style-name="P391">The worth, desirability, or utility of a thing, or the qualities on which these depend. The amount of money or goods for which a thing can be exchanged in the open market. The ability of a thing to serve a purpose of cause and effect</text:p>
          </table:table-cell>
        </table:table-row>
        <table:table-row table:style-name="TableRow392">
          <table:table-cell table:style-name="TableCell393">
            <text:p text:style-name="P394">Value Chain</text:p>
          </table:table-cell>
          <table:table-cell table:style-name="TableCell395">
            <text:p text:style-name="P396">A value chain provides a method of linking the planned outcomes of specific information products and services to the result or value to be realised by individuals, functions and the organisation. A value chain can also be used by an LIS to align its products and services to organisational objectives and targets</text:p>
          </table:table-cell>
        </table:table-row>
        <table:table-row table:style-name="TableRow397">
          <table:table-cell table:style-name="TableCell398">
            <text:p text:style-name="P399">Value Indicators</text:p>
          </table:table-cell>
          <table:table-cell table:style-name="TableCell400">
            <text:p text:style-name="P401">Value indicators identify potential areas (of a product or service) for improvement and efficiency – whilst saving resources (money and time) and improving quality. Sometimes evidenced as ‘best value indicators’ i.e. to show how an organisation compares with another using the same set of measures and performance targets against key delivery areas</text:p>
          </table:table-cell>
        </table:table-row>
        <table:table-row table:style-name="TableRow402">
          <table:table-cell table:style-name="TableCell403">
            <text:p text:style-name="P404">Value Proposition</text:p>
          </table:table-cell>
          <table:table-cell table:style-name="TableCell405">
            <text:p text:style-name="P406">The unique added value that an organisation offers to its customers through its products and services, and which it hopes will differentiate it from its competitors. Can refer to services and products delivered to internal and to external customers</text:p>
          </table:table-cell>
        </table:table-row>
        <table:table-row table:style-name="TableRow407">
          <table:table-cell table:style-name="TableCell408">
            <text:p text:style-name="P409">Value Statement</text:p>
          </table:table-cell>
          <table:table-cell table:style-name="TableCell410">
            <text:p text:style-name="P411">A value statement is a powerful message that can be used to evidence to a customer how an LIS product or service contributes specific and indispensable value to that customer (or function/organisation). A value statement can also be used to convince a stakeholder or non-user that a product or service is a cost-effective investment</text:p>
          </table:table-cell>
        </table:table-row>
        <table:table-row table:style-name="TableRow412">
          <table:table-cell table:style-name="TableCell413">
            <text:p text:style-name="P414">Volumes</text:p>
          </table:table-cell>
          <table:table-cell table:style-name="TableCell415">
            <text:p text:style-name="P416">The amount of activity, numbers of transactions, or numbers of outputs expressed in ‘like groups’ and in total amounts, i.e. the volume of phone calls to a LIS is the total number of calls or calls in recorded ‘like groups’ (e.g. enquiries, research requests, incoming, outgoing) over time. Monitoring volumes and plotting patterns can be evidenced as a trend and can help inform forecasting and prediction</text:p>
          </table:table-cell>
        </table:table-row>
      </table:table>
      <text:p text:style-name="Normal"/>
      <text:p text:style-name="Default"/>
      <text:p text:style-name="P417"/>
      <text:p text:style-name="P418"/>
      <text:p text:style-name="P419"/>
      <text:p text:style-name="Default"/>
      <text:h text:style-name="Heading1" text:outline-level="1">Short Bibliography <text:s/></text:h>
      <text:p text:style-name="Normal"/>
      <text:p text:style-name="Normal"><text:span text:style-name="T420">Evaluating Impact,<text:s/></text:span>2005<text:span text:style-name="T421">,<text:s/></text:span><text:a xlink:href="http://www.library.nhs.uk/nlhdocs/infoskills2_briefing6.doc" office:target-frame-name="_top" xlink:show="replace"><text:span text:style-name="Hyperlink">www.</text:span><text:span text:style-name="T422">library</text:span><text:span text:style-name="Hyperlink">.</text:span><text:span text:style-name="T423">nhs</text:span><text:span text:style-name="Hyperlink">.uk/nlhdocs/infoskills2_briefing6.doc</text:span></text:a><text:s text:c="2"/></text:p>
      <text:p text:style-name="Normal"><text:span text:style-name="T424">Knowing your users: Analysing Impact,<text:s/></text:span>Maxim Briefing, 2004,<text:s/><text:a xlink:href="http://www.library.nhs.uk/nlhdocs/maxim_briefing1.doc" office:target-frame-name="_top" xlink:show="replace"><text:span text:style-name="Hyperlink">www.</text:span><text:span text:style-name="T425">library</text:span><text:span text:style-name="Hyperlink">.</text:span><text:span text:style-name="T426">nhs</text:span><text:span text:style-name="Hyperlink">.uk/nlhdocs/maxim_briefing1.doc</text:span></text:a><text:s text:c="2"/></text:p>
      <text:p text:style-name="Normal"><text:span text:style-name="T427">LibValue project website -<text:s/></text:span>material on demonstrating value of academic libraries<text:s/></text:p>
      <text:p text:style-name="Normal"><text:a xlink:href="http://libvalue.cci.utk.edu/" office:target-frame-name="_top" xlink:show="replace"><text:span text:style-name="Hyperlink">http://libvalue.cci.utk.edu/</text:span></text:a><text:s/>and<text:s/><text:a xlink:href="http://www.jisc-collections.ac.uk/News/UK-Scholarly-Reading/" office:target-frame-name="_top" xlink:show="replace"><text:span text:style-name="Hyperlink">http://www.jisc-collections.ac.uk/News/UK-Scholarly-Reading/</text:span></text:a><text:s text:c="3"/></text:p>
      <text:p text:style-name="Normal"><text:span text:style-name="T428">Measuring Return on Investment<text:s/></text:span></text:p>
      <text:p text:style-name="Normal"><text:a xlink:href="http://know.dowjones.com/wp-content/themes/knowledgecenter/pdf/ROI_HiRes.pdf" office:target-frame-name="_top" xlink:show="replace"><text:span text:style-name="Hyperlink">http://know.dowjones.com/wp-content/themes/knowledgecenter/pdf/ROI_HiRes.pdf</text:span></text:a></text:p>
      <text:p text:style-name="Normal">SHALL,<text:s/><text:span text:style-name="T429">SALLY HERNANDO AWARDS FOR INNOVATION 2011-12<text:s/></text:span><text:a xlink:href="http://www.libraryservices.nhs.uk/forlibrarystaff/lqaf/innovations.html" office:target-frame-name="_top" xlink:show="replace"><text:span text:style-name="Hyperlink">www.libraryservices.nhs.uk/forlibrarystaff/lqaf/innovations.html</text:span></text:a></text:p>
      <text:p text:style-name="Normal">Browne, Melanie,<text:s/><text:span text:style-name="T430">Communicating value through strategic alignment,<text:s/></text:span>Information Outlook, 2011 Volume 15/5, 25-29<text:s/></text:p>
      <text:p text:style-name="Normal">Hendriks, Boyd &amp; Wooler, Ian,<text:s/><text:span text:style-name="T431">Establishing the return on investment for information and knowledge services: a practical approach to show added value for information and knowledge centres, corporate libraries and documentation centres.<text:s/></text:span>2006, Business Information Review, 23 (1),13-25<text:s/></text:p>
      <text:p text:style-name="Normal">Juterbok, Deborah, Elsevier Corporate Connect, Amsterdam, September 2011,<text:s/><text:span text:style-name="T432">The value imperative for the Knowledge Centre’s stakeholders</text:span>,<text:s/></text:p>
      <text:p text:style-name="Normal"><text:a xlink:href="http://www.elseviercorporateconnect.com/sites/default/files/DeborahJ_Elsevier%20Customer%20Meeting%20Sep%202011.pdf" office:target-frame-name="_top" xlink:show="replace"><text:span text:style-name="Hyperlink">http://www.elseviercorporateconnect.com/sites/default/files/DeborahJ_Elsevier%20Customer%20Meeting%20Sep%202011.pdf</text:span></text:a></text:p>
      <text:p text:style-name="Normal"/>
      <text:p text:style-name="P433"/>
      <text:soft-page-break/>
      <text:p text:style-name="Normal"><text:span text:style-name="T434">Pratchett, Tracey &amp; Jefferson, Clare</text:span><text:span text:style-name="T435">,<text:s/></text:span><text:span text:style-name="T436">Reflective Practice Case Studies: Reflections on collaborative working: Library support to clinical practice in secondary care mental health services</text:span>,<text:s/><text:span text:style-name="T437">2011, The Cumbria Partnership Journal of Research, Practice and Learning 1(2), 45-48<text:s/></text:span></text:p>
      <text:p text:style-name="Normal"><text:span text:style-name="T438">Solti, George,<text:s/></text:span><text:span text:style-name="T439">ROI 2.0</text:span><text:span text:style-name="T440">,<text:s/></text:span><text:a xlink:href="http://www.slideshare.net/libraryzone/sla-hot-topic-roi-20-corporate-libraries" office:target-frame-name="_top" xlink:show="replace"><text:span text:style-name="Hyperlink">http://www.slideshare.net/libraryzone/sla-hot-topic-roi-20-corporate-libraries</text:span></text:a></text:p>
      <text:p text:style-name="Normal"><text:span text:style-name="T441">Stone, Graham, Electronic Resources Manager, Huddersfield University,<text:s/></text:span><text:span text:style-name="T442">Demonstrating the value of libraries to student achievement: linking loans to degree results</text:span><text:s/><text:a xlink:href="http://www.sconul.ac.uk/events/agm2011/presentations/stone.ppt" office:target-frame-name="_top" xlink:show="replace"><text:span text:style-name="Hyperlink">http://www.sconul.ac.uk/events/agm2011/presentations/stone.ppt</text:span></text:a><text:s/><text:s/><text:s/></text:p>
      <text:p text:style-name="Normal"><text:span text:style-name="T443">Tenopir, Carole,<text:s/></text:span><text:span text:style-name="T444">What is the return on investment of a University Library?</text:span><text:s/><text:a xlink:href="http://www.sconul.ac.uk/events/agm2011/presentations/tenopir.ppt" office:target-frame-name="_top" xlink:show="replace"><text:span text:style-name="Hyperlink">http://www.sconul.ac.uk/events/agm2011/presentations/tenopir.ppt</text:span></text:a><text:s/><text:s/></text:p>
      <text:p text:style-name="Normal"><text:span text:style-name="T445">Urquhart, Christine et al,<text:s/></text:span><text:span text:style-name="T446">Planning changes to health library services on the basis of impact assessment</text:span>, 2010, Health Information and Libraries Journal, 27/4, 277-285<text:s/></text:p>
      <text:p text:style-name="Normal"><text:span text:style-name="T447">White, Sue and Stone, Graham,<text:s/></text:span><text:span text:style-name="T448">Maximising use of library resources at the University of Huddersfield</text:span><text:s/><text:a xlink:href="http://eprints.hud.ac.uk/7811/1/UKSG_Serials_paper.pdf" office:target-frame-name="_top" xlink:show="replace"><text:span text:style-name="Hyperlink">http://eprints.hud.ac.uk/7811/1/UKSG_Serials_paper.pdf</text:span></text:a><text:s/>Serials, (2010) 23 (2). pp. 83-90. ISSN 0953-0460<text:s/></text:p>
      <text:p text:style-name="Normal"><text:span text:style-name="T449">Ward, Sandra &amp; Wooler, Ian,<text:s/></text:span><text:span text:style-name="T450">The essential competence – demonstrating value</text:span><text:s/>Online 2011 Conference Proceedings, pages 41-50<text:s/></text:p>
      <text:p text:style-name="Default"/>
      <text:p text:style-name="P451">NHS and SHALL<text:s/>specific<text:s/>Terms and Definitions include:</text:p>
      <table:table table:style-name="Table452">
        <table:table-columns>
          <table:table-column table:style-name="TableColumn453"/>
          <table:table-column table:style-name="TableColumn454"/>
        </table:table-columns>
        <table:table-row table:style-name="TableRow455">
          <table:table-cell table:style-name="TableCell456">
            <text:p text:style-name="P457">Terms</text:p>
          </table:table-cell>
          <table:table-cell table:style-name="TableCell458">
            <text:p text:style-name="P459">Definition</text:p>
          </table:table-cell>
        </table:table-row>
        <table:table-row table:style-name="TableRow460">
          <table:table-cell table:style-name="TableCell461">
            <text:p text:style-name="P462"><text:span text:style-name="T463">LQAF</text:span></text:p>
          </table:table-cell>
          <table:table-cell table:style-name="TableCell464">
            <text:p text:style-name="P465">Library Quality Assurance Framework</text:p>
          </table:table-cell>
        </table:table-row>
        <table:table-row table:style-name="TableRow466">
          <table:table-cell table:style-name="TableCell467">
            <text:p text:style-name="P468">MAP</text:p>
          </table:table-cell>
          <table:table-cell table:style-name="TableCell469">
            <text:p text:style-name="Normal"><text:span text:style-name="T470">Making Alignment a Priority for Health Libraries</text:span></text:p>
          </table:table-cell>
        </table:table-row>
      </table:table>
      <text:p text:style-name="P471"/>
      <text:p text:style-name="P472"><text:span text:style-name="T473">s.e.ward@btinternet.com ian.wooler@idwconsultancy.com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asian="Times New Roman" style:font-name-complex="Times New Roman"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top="0.0833in" fo:margin-bottom="0.0833in" fo:line-height="100%"/>
      <style:text-properties style:font-name="Arial" fo:font-size="12pt" style:font-size-asian="12pt"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9979in"/>
      </style:header-style>
      <style:footer-style>
        <style:header-footer-properties style:dynamic-spacing="true" fo:min-height="0.5083in"/>
      </style:footer-style>
    </style:page-layout>
    <style:style style:name="T2" style:parent-style-name="DefaultParagraphFont" style:family="text">
      <style:text-properties fo:color="#000000" style:letter-kerning="true" fo:font-size="16pt" style:font-size-asian="16pt" style:font-size-complex="16pt" fo:language="en" fo:country="US"/>
    </style:style>
    <style:style style:name="T3" style:parent-style-name="DefaultParagraphFont" style:family="text">
      <style:text-properties fo:color="#000000" style:letter-kerning="true" fo:font-size="16pt" style:font-size-asian="16pt" style:font-size-complex="16pt" fo:language="en" fo:country="US"/>
    </style:style>
    <style:style style:name="T4" style:parent-style-name="DefaultParagraphFont" style:family="text">
      <style:text-properties fo:color="#000000" style:letter-kerning="true" fo:font-size="10pt" style:font-size-asian="10pt" style:font-size-complex="10pt" fo:language="en" fo:country="US"/>
    </style:style>
    <style:style style:name="T5" style:parent-style-name="DefaultParagraphFont" style:family="text">
      <style:text-properties fo:color="#000000" style:letter-kerning="true" fo:font-size="10pt" style:font-size-asian="10pt" style:font-size-complex="10pt" fo:language="en" fo:country="US"/>
    </style:style>
    <style:style style:name="T6" style:parent-style-name="DefaultParagraphFont" style:family="text">
      <style:text-properties fo:color="#000000" style:letter-kerning="true" fo:font-size="10pt" style:font-size-asian="10pt" style:font-size-complex="10pt" fo:language="en" fo:country="US"/>
    </style:style>
    <style:style style:name="T7" style:parent-style-name="DefaultParagraphFont" style:family="text">
      <style:text-properties fo:color="#000000" style:letter-kerning="true" fo:font-size="10pt" style:font-size-asian="10pt" style:font-size-complex="10pt" fo:language="en" fo:country="US"/>
    </style:style>
    <style:style style:name="T8" style:parent-style-name="DefaultParagraphFont" style:family="text">
      <style:text-properties fo:color="#000000" style:letter-kerning="true" fo:font-size="10pt" style:font-size-asian="10pt" style:font-size-complex="10pt" fo:language="en" fo:country="US"/>
    </style:style>
    <style:style style:name="T9" style:parent-style-name="DefaultParagraphFont" style:family="text">
      <style:text-properties fo:color="#000000" style:letter-kerning="true" fo:font-size="10pt" style:font-size-asian="10pt" style:font-size-complex="10pt" fo:language="en" fo:country="US"/>
    </style:style>
    <style:style style:name="T10" style:parent-style-name="DefaultParagraphFont" style:family="text">
      <style:text-properties fo:color="#000000" style:letter-kerning="true" fo:font-size="10pt" style:font-size-asian="10pt" style:font-size-complex="10pt" fo:language="en" fo:country="US"/>
    </style:style>
    <style:style style:name="T11" style:parent-style-name="DefaultParagraphFont" style:family="text">
      <style:text-properties fo:color="#000000" style:letter-kerning="true" fo:font-size="10pt" style:font-size-asian="10pt" style:font-size-complex="10pt" fo:language="en" fo:country="US"/>
    </style:style>
    <style:style style:name="T12" style:parent-style-name="DefaultParagraphFont" style:family="text">
      <style:text-properties fo:color="#000000" style:letter-kerning="true" fo:font-size="10pt" style:font-size-asian="10pt" style:font-size-complex="10pt" fo:language="en" fo:country="US"/>
    </style:style>
    <style:style style:name="T13" style:parent-style-name="DefaultParagraphFont" style:family="text">
      <style:text-properties fo:color="#000000" style:letter-kerning="true" fo:font-size="10pt" style:font-size-asian="10pt" style:font-size-complex="10pt" fo:language="en" fo:country="US"/>
    </style:style>
    <style:style style:name="T14" style:parent-style-name="DefaultParagraphFont" style:family="text">
      <style:text-properties fo:color="#000000" style:letter-kerning="true" fo:font-size="10pt" style:font-size-asian="10pt" style:font-size-complex="10pt" fo:language="en" fo:country="US"/>
    </style:style>
    <style:style style:name="T15" style:parent-style-name="DefaultParagraphFont" style:family="text">
      <style:text-properties fo:color="#000000" style:letter-kerning="true" fo:font-size="10pt" style:font-size-asian="10pt" style:font-size-complex="10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master-styles>
    <style:master-page style:name="MP0" style:page-layout-name="PL0">
      <style:header>
        <text:p text:style-name="Header"><draw:frame draw:style-name="a0" draw:name="Picture 59" text:anchor-type="as-char" svg:x="0in" svg:y="0in" svg:width="1.95372in" svg:height="0.40625in" style:rel-width="scale" style:rel-height="scale"><draw:image xlink:href="media/image1.jpg" xlink:type="simple" xlink:show="embed" xlink:actuate="onLoad"/><svg:title/><svg:desc>Logo of Beaworthy Consulting.  Knowledge and Information Management Consultants</svg:desc></draw:frame><text:tab/><text:tab/><text:tab/><text:tab/><text:tab/><text:tab/><draw:frame draw:style-name="a1" draw:name="Picture 60" text:anchor-type="as-char" svg:x="0in" svg:y="0in" svg:width="1.44764in" svg:height="0.78886in" style:rel-width="scale" style:rel-height="scale"><draw:image xlink:href="media/image2.jpg" xlink:type="simple" xlink:show="embed" xlink:actuate="onLoad"/><svg:title/><svg:desc>Logo of IDW Knowledge Management and MBTI Consultancy</svg:desc></draw:frame></text:p>
      </style:header>
      <style:footer>
        <text:p text:style-name="Footer"><text:span text:style-name="T2">©</text:span><text:span text:style-name="T3"><text:s/></text:span><text:span text:style-name="T4">Beaworthy Consulting &amp; IDW Ltd 2012</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page-number text:fixed="false">2</text:page-number></text:span></text:p>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chard Bridgen</meta:initial-creator>
    <dc:creator>Richard Bridgen</dc:creator>
    <meta:creation-date>2020-10-21T14:32:00Z</meta:creation-date>
    <dc:date>2020-10-21T15:19:00Z</dc:date>
    <meta:template xlink:href="Normal" xlink:type="simple"/>
    <meta:editing-cycles>2</meta:editing-cycles>
    <meta:editing-duration>PT2220S</meta:editing-duration>
    <meta:document-statistic meta:page-count="12" meta:paragraph-count="48" meta:word-count="3657" meta:character-count="24456" meta:row-count="173" meta:non-whitespace-character-count="20847"/>
  </office:meta>
</office:document-meta>
</file>